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fo:color="#008000" fo:font-weight="bold" style:font-weight-asian="bold" style:font-weight-complex="bold"/>
    </style:style>
    <style:style style:name="T7" style:family="text">
      <style:text-properties fo:color="#008000" style:font-name="文泉驿正黑" fo:font-weight="bold" style:font-name-asian="文泉驿正黑" style:font-weight-asian="bold" style:font-name-complex="文泉驿正黑" style:font-weight-complex="bold"/>
    </style:style>
    <style:style style:name="T8" style:family="text">
      <style:text-properties fo:color="#800000" fo:font-weight="bold" style:font-weight-asian="bold" style:font-weight-complex="bold"/>
    </style:style>
    <style:style style:name="T9"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text:tab/>：对整个系统功能的定义和结构的探索。</text:p>
      <text:p text:style-name="Standard"><text:tab/><text:span text:style-name="T3">算法级</text:span><text:tab/><text:tab/><text:tab/>：确保一些核心算法和系统行为的正确。</text:p>
      <text:p text:style-name="Standard"><text:tab/><text:span text:style-name="T3">寄存器传输级<text:tab/></text:span>：利用组合逻辑和时序逻辑来描述电路。</text:p>
      <text:p text:style-name="Standard"><text:tab/><text:span text:style-name="T4">门级</text:span><text:tab/><text:tab/><text:tab/>：偏重工艺描述</text:p>
      <text:p text:style-name="Standard"><text:tab/><text:span text:style-name="T4">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接口、端口和通道的基本概念</text:h>
      <text:p text:style-name="Standard"><text:tab/>为了支持进程同步和通信细化，systemc定义了接口&lt;interface&gt;、端口&lt;port&gt;和通道&lt;channel&gt;。</text:p>
      <text:p text:style-name="Standard"><text:tab/><text:span text:style-name="T3">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3">通道：</text:span></text:p>
      <text:p text:style-name="Standard"><text:tab/>通道实现一个或者多个接口。也就是说，通道必须继承一个或者多个接口，这些接口中定义的抽象方法<text:soft-page-break/>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h text:style-name="Heading_20_2" text:outline-level="2">端口</text:h>
      <text:p text:style-name="Standard"><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重载操作符operator()(IF &amp; interface) 用于将端口与接口绑定起来，实现端口与通道的接口的互通，这是端口的最基本操作。操作符operator()用于将端口与父模块的端口绑定起来，使端口支持分层的模块化设计。IF *operator-&gt;()和const IF *operator-&gt;() const实现接口方法的调用。利用size()可以查询当前端口所链接的同一类型的接口数。当多个接口链接到同一个端口上时，可以利用operator[](int index)来调用不同的接口的方法。</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soft-page-break/><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8">“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8">“求值-更新”</text:span><text:span text:style-name="T9">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text:soft-page-break/>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soft-page-break/><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6">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7">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text:soft-page-break/>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这一层的模型并不需要写成可综合的实现代码，而之需要提供一个精确到时钟周期、符合协议要求的模块互连机制和一个快速仿真的测试平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31T08:34:06</dc:date>
    <dc:creator>root </dc:creator>
    <meta:editing-duration>PT18H58M21S</meta:editing-duration>
    <meta:editing-cycles>411</meta:editing-cycles>
    <meta:generator>LibreOffice/3.5$Linux_X86_64 LibreOffice_project/350m1$Build-2</meta:generator>
    <meta:document-statistic meta:table-count="0" meta:image-count="0" meta:object-count="0" meta:page-count="23" meta:paragraph-count="432" meta:word-count="3505" meta:character-count="18962" meta:non-whitespace-character-count="19396"/>
  </office:meta>
</office:document-meta>
</file>